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4.05cm" fo:min-width="3.7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3.7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.353cm"/>
    </style:style>
    <style:style style:name="gr6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75cm" fo:min-width="12.7cm" draw:shadow-opacity="0%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4.3cm" svg:x="8.6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0.9cm" svg:x="8.6cm" svg:y="8.8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4cm" svg:x="12.8cm" svg:y="10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2cm" svg:height="4.3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0.9cm" svg:x="17cm" svg:y="8.8cm">
          <text:p text:style-name="P2">Ord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3cm" svg:y1="11cm" svg:x2="17cm" svg:y2="11cm">
          <text:p/>
        </draw:line>
        <draw:frame draw:style-name="gr5" draw:text-style-name="P5" draw:layer="layout" svg:width="0.853cm" svg:height="1.11cm" svg:x="16.1cm" svg:y="10.2cm">
          <draw:text-box>
            <text:p>*</text:p>
          </draw:text-box>
        </draw:frame>
        <draw:custom-shape draw:style-name="gr6" draw:text-style-name="P6" draw:layer="layout" svg:width="13.2cm" svg:height="5cm" svg:x="8.3cm" svg:y="8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0:33:17.534284347</meta:creation-date>
    <dc:date>2017-05-23T14:01:36.530880514</dc:date>
    <meta:editing-duration>PT33M35S</meta:editing-duration>
    <meta:editing-cycles>2</meta:editing-cycles>
    <meta:generator>LibreOffice/5.3.3.2$Linux_X86_64 LibreOffice_project/30m0$Build-2</meta:generator>
    <meta:document-statistic meta:object-count="8"/>
  </office:meta>
</office:document-meta>
</file>